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7" style:family="paragraph" style:parent-style-name="actsreferredto">
      <style:paragraph-properties fo:break-before="page"/>
    </style:style>
    <style:style style:name="P8" style:family="paragraph" style:parent-style-name="graphic">
      <style:paragraph-properties fo:break-before="page" text:number-lines="false" text:line-number="0"/>
    </style:style>
    <style:style style:name="P9" style:family="paragraph" style:parent-style-name="actreferredto">
      <style:paragraph-properties>
        <style:tab-stops/>
      </style:paragraph-properties>
    </style:style>
    <style:style style:name="P10" style:family="paragraph" style:parent-style-name="longtitle">
      <style:paragraph-properties text:number-lines="true" text:line-number="5"/>
    </style:style>
    <style:style style:name="P11" style:family="paragraph" style:parent-style-name="shorttitleenglish">
      <style:paragraph-properties text:number-lines="true" text:line-number="0"/>
    </style:style>
    <style:style style:name="P12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3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4" style:family="paragraph" style:parent-style-name="Standard">
      <style:paragraph-properties text:number-lines="false" text:line-number="0"/>
    </style:style>
    <style:style style:name="P15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6" style:family="paragraph" style:parent-style-name="bill">
      <style:paragraph-properties text:number-lines="false" text:line-number="0"/>
    </style:style>
    <style:style style:name="P17" style:family="paragraph" style:parent-style-name="shorttitlebackpage">
      <style:paragraph-properties text:number-lines="false" text:line-number="0"/>
    </style:style>
    <style:style style:name="P18" style:family="paragraph" style:parent-style-name="hr2">
      <style:paragraph-properties text:number-lines="false" text:line-number="0"/>
    </style:style>
    <style:style style:name="P19" style:family="paragraph" style:parent-style-name="hr2">
      <style:paragraph-properties text:number-lines="false" text:line-number="0"/>
      <style:text-properties style:font-name="Times New Roman"/>
    </style:style>
    <style:style style:name="P20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1" style:family="paragraph" style:parent-style-name="asinitiated">
      <style:paragraph-properties text:number-lines="false" text:line-number="0"/>
    </style:style>
    <style:style style:name="P22" style:family="paragraph" style:parent-style-name="Standard">
      <style:paragraph-properties fo:margin-top="0cm" fo:margin-bottom="0.21cm" text:number-lines="false" text:line-number="0"/>
    </style:style>
    <style:style style:name="P23" style:family="paragraph" style:parent-style-name="backpageprovision_5f_no_5f_line_5f_numbering">
      <style:paragraph-properties fo:margin-top="0.101cm" fo:margin-bottom="0.73cm"/>
    </style:style>
    <style:style style:name="P24" style:family="paragraph" style:parent-style-name="Standard" style:master-page-name="frontcover">
      <style:paragraph-properties style:page-number="1"/>
    </style:style>
    <style:style style:name="P2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68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CRAOLACHÁIN (LEASÚ), 2016" text:name="GA_shorttitle"/>
        <text:user-field-decl office:value-type="string" office:string-value="Broadcasting (Amendment) Bill 2016" text:name="EN_shorttitle"/>
        <text:user-field-decl office:value-type="string" office:string-value="Bill" text:name="STATUS"/>
        <text:user-field-decl office:value-type="string" office:string-value="" text:name="EN_DOC_STAGE"/>
        <text:user-field-decl office:value-type="string" office:string-value="" text:name="GA_DOC_STAGE"/>
        <text:user-field-decl office:value-type="string" office:string-value="An Act to provide for a minimum percentage of Irish works in radio music programmes and for that purpose to amend the Broadcasting Act 2009, and to provide for related matters." text:name="EN_longtitle"/>
        <text:user-field-decl office:value-type="string" office:string-value="GA_shorttitle_caps" text:name="GA_shorttitle_caps"/>
      </text:user-field-decls>
      <text:p text:style-name="P2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Craolacháin (Leasú), 2016</text:span></text:span></text:p>
      <text:p text:style-name="shorttitleenglish_5f_frontpage"><text:span text:style-name="bold_5f_noitalic_5f_nounderline"><text:span text:style-name="T4">Broadcasting (Amendment) Bill 2016</text:span></text:span></text:p>
      <text:p text:style-name="P6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5"/>
      <text:p text:style-name="hr"/>
      <text:p text:style-name="shorttitleirish"><text:user-field-get text:name="GA_shorttitle">AN BILLE CRAOLACHÁIN (LEASÚ), 2016</text:user-field-get></text:p>
      <text:p text:style-name="shorttitleenglish"><text:span text:style-name="bold_5f_noitalic_5f_nounderline"><text:span text:style-name="T2"><text:user-field-get text:name="EN_shorttitle">Broadcasting (Amendment) Bill 2016</text:user-field-get></text:span></text:span><text:span text:style-name="bold_5f_noitalic_5f_nounderline"><text:span text:style-name="T2"> </text:span></text:span></text:p>
      <text:p text:style-name="hr"/>
      <text:p text:style-name="P5"/>
      <text:p text:style-name="arrangementofsections">CONTENTS</text:p>
      <text:p text:style-name="arrangementofsections"/>
      <text:p text:style-name="Standard">Section</text:p>
      <text:p text:style-name="tocsectionnumber">1. <text:s/><text:bookmark-ref text:reference-format="text" text:ref-name="toc_book_1">Amendment of Broadcasting Act 2009</text:bookmark-ref></text:p>
      <text:p text:style-name="tocsectionnumber">2. <text:s/><text:bookmark-ref text:reference-format="text" text:ref-name="toc_book_2">Short title, collective citation and construction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7">Act Referred to</text:p>
          </text:index-title>
          <text:p text:style-name="P9">Broadcasting Act 2009 (No. 18)</text:p>
        </text:index-body>
      </text:alphabetical-index>
      <text:p text:style-name="Standard"/>
      <text:p text:style-name="P8"/>
      <text:p text:style-name="hr"/>
      <text:p text:style-name="shorttitleirish"><text:hidden-text text:condition="ooow:" text:string-value="P5:L1" text:is-hidden="true"/><text:user-field-get text:name="GA_shorttitle">AN BILLE CRAOLACHÁIN (LEASÚ), 2016</text:user-field-get></text:p>
      <text:p text:style-name="P11"><text:hidden-text text:condition="ooow:" text:string-value="P5:L2" text:is-hidden="true"/><text:span text:style-name="bold_5f_noitalic_5f_nounderline"><text:span text:style-name="T2"><text:user-field-get text:name="EN_shorttitle">Broadcasting (Amendment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10"><text:hidden-text text:condition="ooow:" text:string-value="P5:L5" text:is-hidden="true"/>An Act to provide for a minimum percentage of Irish works in radio music programmes <text:hidden-text text:condition="ooow:" text:string-value="P5:L6" text:is-hidden="true"/>and for that purpose to amend the <text:alphabetical-index-mark text:string-value="Broadcasting Act 2009 (No. 18)"/><text:a xlink:type="simple" xlink:href="http://www.irishstatutebook.ie/2009/en/act/pub/0018/index.html">Broadcasting Act 2009</text:a>, and to provide for related <text:hidden-text text:condition="ooow:" text:string-value="P5:L7" text:is-hidden="true"/>matters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Amendment of <text:alphabetical-index-mark text:string-value="Broadcasting Act 2009 (No. 18)"/><text:a xlink:type="simple" xlink:href="http://www.irishstatutebook.ie/2009/en/act/pub/0018/index.html">Broadcasting Act 2009</text:a><text:bookmark-end text:name="toc_book_1"/></text:p>
      <text:p text:style-name="section"><text:hidden-text text:condition="ooow:" text:string-value="P5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The <text:alphabetical-index-mark text:string-value="Broadcasting Act 2009 (No. 18)"/><text:a xlink:type="simple" xlink:href="http://www.irishstatutebook.ie/2009/en/act/pub/0018/index.html">Broadcasting Act 2009</text:a> is amended by the insertion after section 65 of the following <text:hidden-text text:condition="ooow:" text:string-value="P5:L11" text:is-hidden="true"/>section:</text:p>
      <text:p text:style-name="shouldernote_5f_insert"><text:hidden-text text:condition="ooow:" text:string-value="P5:L12" text:is-hidden="true"/>“Irish quota for programmes with music content</text:p>
      <text:p text:style-name="section_5f_insert"><text:hidden-text text:condition="ooow:" text:string-value="P5:L13" text:is-hidden="true"/><text:span text:style-name="T3">65A.</text:span><text:tab/>It is a condition for the award of a sound broadcasting contract under <text:hidden-text text:condition="ooow:" text:string-value="P5:L14" text:is-hidden="true"/>section 65(8) that at least 40 per cent of the aggregate amount of <text:hidden-text text:condition="ooow:" text:string-value="P5:L15" text:is-hidden="true"/>transmission time allocated to music content in the programmes to be <text:hidden-text text:condition="ooow:" text:string-value="P5:L16" text:is-hidden="true"/>provided under the contract shall be reserved for musical compositions <text:hidden-text text:condition="ooow:" text:string-value="P5:L17" text:is-hidden="true"/>that relate to some distinguishing element of the culture of the island of <text:hidden-text text:condition="ooow:" text:string-value="P5:L18" text:is-hidden="true"/>Ireland.”.</text:p>
      <text:p text:style-name="shouldernote"><text:hidden-text text:condition="ooow:" text:string-value="P5:L19" text:is-hidden="true"/><text:bookmark-start text:name="toc_book_2"/>Short title, collective citation and construction<text:bookmark-end text:name="toc_book_2"/></text:p>
      <text:p text:style-name="subsection"><text:hidden-text text:condition="ooow:" text:string-value="P5:L20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Broadcasting (Amendment) Act 2016.</text:p>
      <text:p text:style-name="subsection"><text:hidden-text text:condition="ooow:" text:string-value="P5:L21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and the <text:alphabetical-index-mark text:string-value="Broadcasting Act 2009 (No. 18)"/><text:a xlink:type="simple" xlink:href="http://www.irishstatutebook.ie/2009/en/act/pub/0018/index.html">Broadcasting Act 2009</text:a> may be cited together as the Broadcasting <text:hidden-text text:condition="ooow:" text:string-value="P5:L22" text:is-hidden="true"/>Acts 2009 and 2016 and shall be construed together as one Act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hidden-text text:condition="ooow:" text:string-value="P6:L1" text:is-hidden="true"/>An Bille Craolacháin (Leasú), 2016</text:p>
            <text:p text:style-name="P14"><text:hidden-text text:condition="ooow:" text:string-value="P6:L2" text:is-hidden="true"/><text:span text:style-name="bold_5f_noitalic_5f_nounderline"><text:span text:style-name="T4"> </text:span></text:span></text:p>
            <text:p text:style-name="P19"><text:hidden-text text:condition="ooow:" text:string-value="P6:L3" text:is-hidden="true"/> <text:s text:c="22"/></text:p>
            <text:p text:style-name="P16"><text:hidden-text text:condition="ooow:" text:string-value="P6:L4" text:is-hidden="true"/>BILLE</text:p>
            <text:p text:style-name="P21"><text:hidden-text text:condition="ooow:" text:string-value="P6:L5" text:is-hidden="true"/>(mar a tionscnaíodh)</text:p>
            <text:p text:style-name="P21"><text:hidden-text text:condition="ooow:" text:string-value="P6:L6" text:is-hidden="true"/>d<text:span text:style-name="T7">á ngairtear</text:span></text:p>
            <text:p text:style-name="P14"><text:hidden-text text:condition="ooow:" text:string-value="P6:L7" text:is-hidden="true"/> </text:p>
            <text:p text:style-name="backpageprovision_5f_no_5f_line_5f_numbering"><text:hidden-text text:condition="ooow:" text:string-value="P6:L8" text:is-hidden="true"/><text:span text:style-name="T8">Acht do dhéanamh socrú go mbeidh céatadán íosta </text:span><text:span text:style-name="T8"><text:hidden-text text:condition="ooow:" text:string-value="P6:L9" text:is-hidden="true"/></text:span><text:span text:style-name="T8">saothar Éireannach i gcláir cheoil ar an raidió </text:span><text:span text:style-name="T8"><text:hidden-text text:condition="ooow:" text:string-value="P6:L10" text:is-hidden="true"/></text:span><text:span text:style-name="T8">agus, chun na críche sin, do leasú an Achta </text:span><text:span text:style-name="T8"><text:hidden-text text:condition="ooow:" text:string-value="P6:L11" text:is-hidden="true"/></text:span><text:span text:style-name="T8">Craolacháin, 2009, agus do dhéanamh socrú i </text:span><text:span text:style-name="T8"><text:hidden-text text:condition="ooow:" text:string-value="P6:L12" text:is-hidden="true"/></text:span><text:span text:style-name="T8">dtaobh nithe gaolmhara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3" text:is-hidden="true"/></text:span></text:span></text:p>
            <text:p text:style-name="P19"><text:hidden-text text:condition="ooow:" text:string-value="P6:L14" text:is-hidden="true"/> </text:p>
            <text:p text:style-name="P13"><text:hidden-text text:condition="ooow:" text:string-value="P6:L15" text:is-hidden="true"/>An Teachta Liam Peanrós a thug isteach,</text:p>
            <text:p text:style-name="P12"><text:hidden-text text:condition="ooow:" text:string-value="P6:L16" text:is-hidden="true"/>20 <text:span text:style-name="T9">Iúil,</text:span> 2016</text:p>
            <text:p text:style-name="P20"><text:hidden-text text:condition="ooow:" text:string-value="P6:L17" text:is-hidden="true"/> </text:p>
            <text:p text:style-name="P15"><text:hidden-text text:condition="ooow:" text:string-value="P6:L18" text:is-hidden="true"/> </text:p>
          </table:table-cell>
          <table:table-cell table:style-name="Table1.B1" office:value-type="string">
            <text:p text:style-name="P17">Broadcasting (Amendment) Bill 2016</text:p>
            <text:p text:style-name="P14"><text:span text:style-name="bold_5f_noitalic_5f_nounderline"><text:span text:style-name="T4"/></text:span></text:p>
            <text:p text:style-name="P18"><text:s/></text:p>
            <text:p text:style-name="P16">BILL</text:p>
            <text:p text:style-name="P21">(as initiated)</text:p>
            <text:p text:style-name="P21">entitled</text:p>
            <text:p text:style-name="P22"/>
            <text:p text:style-name="P23">An Act to provide for a minimum percentage of Irish works in radio music programmes and for that purpose to amend the Broadcasting Act 2009, and to provide for related matters.<text:span text:style-name="bold_5f_noitalic_5f_nounderline"><text:span text:style-name="T4"><text:line-break/></text:span></text:span></text:p>
            <text:p text:style-name="P18"/>
            <text:p text:style-name="P13">Introduced by Deputy Willie Penrose,</text:p>
            <text:p text:style-name="P12"><text:span text:style-name="T10">20</text:span><text:span text:style-name="T9">th July,</text:span> 2016</text:p>
            <text:p text:style-name="P18"/>
            <text:p text:style-name="P14"/>
          </table:table-cell>
        </table:table-row>
      </table:table>
      <text:p text:style-name="Standard"><text:hidden-text text:condition="ooow:" text:string-value="P6:L19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68 of 2016" text:name="Footer"/>
        </text:user-field-decls>
        <text:p text:style-name="P2"><text:span text:style-name="T1"><text:tab/>[</text:span><text:span text:style-name="T1"><text:user-field-get text:name="Footer">No. 68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68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0:39</dc:date>
    <meta:printed-by>Nici Higgins</meta:printed-by>
    <meta:print-date>2009-05-27T14:24:24</meta:print-date>
    <meta:editing-cycles>644</meta:editing-cycles>
    <meta:editing-duration>P2DT6H19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55" meta:word-count="317" meta:character-count="1994"/>
  </office:meta>
</office:document-meta>
</file>